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OpenSymbol" svg:font-family="OpenSymbol" style:font-charset="x-symbol"/>
    <style:font-face style:name="OpenSymbol1" svg:font-family="OpenSymbol" style:font-adornments="Regular"/>
  </office:font-face-decls>
  <office:automatic-styles>
    <style:style style:name="P1" style:family="paragraph" style:parent-style-name="Text_20_body">
      <style:text-properties style:font-name="Aptos" fo:language="nb" fo:country="NO" officeooo:rsid="001e44cc" officeooo:paragraph-rsid="001e44cc"/>
    </style:style>
    <style:style style:name="P2" style:family="paragraph" style:parent-style-name="Heading_20_1">
      <style:text-properties style:font-name="Aptos" fo:language="nb" fo:country="NO" officeooo:rsid="001e44cc" officeooo:paragraph-rsid="001e44cc"/>
    </style:style>
    <style:style style:name="P3" style:family="paragraph" style:parent-style-name="Heading_20_3">
      <style:text-properties style:font-name="Aptos" fo:font-size="12pt" fo:language="nb" fo:country="NO" officeooo:rsid="001e44cc" officeooo:paragraph-rsid="001e44cc" style:font-size-asian="10.5pt" style:font-size-complex="12pt"/>
    </style:style>
    <style:style style:name="P4" style:family="paragraph" style:parent-style-name="Text_20_body" style:list-style-name="L1">
      <style:text-properties style:font-name="Aptos" fo:language="nb" fo:country="NO" officeooo:rsid="001f9f6c" officeooo:paragraph-rsid="001f9f6c"/>
    </style:style>
    <style:style style:name="P5" style:family="paragraph" style:parent-style-name="Text_20_body" style:list-style-name="L2">
      <style:text-properties style:font-name="Aptos" fo:language="nb" fo:country="NO" officeooo:rsid="0020f3ae" officeooo:paragraph-rsid="0020f3ae"/>
    </style:style>
    <style:style style:name="P6" style:family="paragraph" style:parent-style-name="Text_20_body" style:list-style-name="L3">
      <style:paragraph-properties>
        <style:tab-stops>
          <style:tab-stop style:position="5.1563in"/>
        </style:tab-stops>
      </style:paragraph-properties>
      <style:text-properties style:font-name="Aptos" fo:language="nb" fo:country="NO" officeooo:rsid="0021f8f3" officeooo:paragraph-rsid="0021f8f3"/>
    </style:style>
    <style:style style:name="P7" style:family="paragraph" style:parent-style-name="Text_20_body" style:list-style-name="L1">
      <style:text-properties style:font-name="Aptos" fo:font-size="12pt" fo:language="nb" fo:country="NO" officeooo:rsid="001f9f6c" officeooo:paragraph-rsid="001f9f6c" style:font-size-asian="10.5pt" style:font-size-complex="12pt"/>
    </style:style>
    <style:style style:name="P8" style:family="paragraph" style:parent-style-name="Text_20_body" style:list-style-name="L2">
      <style:text-properties style:font-name="Aptos" fo:font-size="12pt" fo:language="nb" fo:country="NO" officeooo:rsid="0020f3ae" officeooo:paragraph-rsid="0020f3ae" style:font-size-asian="10.5pt" style:font-size-complex="12pt"/>
    </style:style>
    <style:style style:name="P9" style:family="paragraph" style:parent-style-name="Text_20_body" style:list-style-name="L3">
      <style:paragraph-properties>
        <style:tab-stops>
          <style:tab-stop style:position="5.1563in"/>
        </style:tab-stops>
      </style:paragraph-properties>
      <style:text-properties style:font-name="Aptos" fo:font-size="12pt" fo:language="nb" fo:country="NO" officeooo:rsid="0021f8f3" officeooo:paragraph-rsid="0021f8f3" style:font-size-asian="10.5pt" style:font-size-complex="12pt"/>
    </style:style>
    <style:style style:name="P10" style:family="paragraph" style:parent-style-name="Text_20_body">
      <style:paragraph-properties>
        <style:tab-stops>
          <style:tab-stop style:position="5.1563in"/>
        </style:tab-stops>
      </style:paragraph-properties>
      <style:text-properties style:font-name="Aptos" fo:font-size="12pt" fo:language="nb" fo:country="NO" officeooo:rsid="0021f8f3" officeooo:paragraph-rsid="0021f8f3" style:font-size-asian="10.5pt" style:font-size-complex="12pt"/>
    </style:style>
    <style:style style:name="P11" style:family="paragraph" style:parent-style-name="Text_20_body">
      <style:paragraph-properties>
        <style:tab-stops>
          <style:tab-stop style:position="5.1563in"/>
        </style:tab-stops>
      </style:paragraph-properties>
      <style:text-properties style:font-name="Aptos" fo:font-size="12pt" fo:language="nb" fo:country="NO" officeooo:rsid="00237299" officeooo:paragraph-rsid="00237299" style:font-size-asian="10.5pt" style:font-size-complex="12pt"/>
    </style:style>
    <style:style style:name="P12" style:family="paragraph" style:parent-style-name="Text_20_body" style:list-style-name="L4">
      <style:paragraph-properties>
        <style:tab-stops>
          <style:tab-stop style:position="5.1563in"/>
        </style:tab-stops>
      </style:paragraph-properties>
      <style:text-properties style:font-name="Aptos" fo:font-size="12pt" fo:language="nb" fo:country="NO" officeooo:rsid="00237299" officeooo:paragraph-rsid="00237299" style:font-size-asian="10.5pt" style:font-size-complex="12pt"/>
    </style:style>
    <style:style style:name="P13" style:family="paragraph" style:parent-style-name="Text_20_body" style:list-style-name="L5">
      <style:paragraph-properties>
        <style:tab-stops>
          <style:tab-stop style:position="5.1563in"/>
        </style:tab-stops>
      </style:paragraph-properties>
      <style:text-properties style:font-name="Aptos" fo:font-size="12pt" fo:language="nb" fo:country="NO" officeooo:rsid="00237299" officeooo:paragraph-rsid="00237299" style:font-size-asian="10.5pt" style:font-size-complex="12pt"/>
    </style:style>
    <style:style style:name="P14" style:family="paragraph" style:parent-style-name="Text_20_body" style:list-style-name="L1">
      <style:text-properties style:font-name="Aptos" officeooo:rsid="001f9f6c" officeooo:paragraph-rsid="001f9f6c"/>
    </style:style>
    <style:style style:name="T1" style:family="text">
      <style:text-properties fo:font-size="12pt" style:font-size-asian="10.5pt" style:font-size-complex="12pt"/>
    </style:style>
    <style:style style:name="T2" style:family="text">
      <style:text-properties fo:font-size="12pt" officeooo:rsid="001e44cc" style:font-size-asian="10.5pt"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Programmering med ChatGPT</text:h>
      <text:p text:style-name="P1">Programmering til dags har blitt mindre og mindre særskilt for de som er datakyndig, hvor nå vi har kunstig intelligens som kan skrive kode for oss. Jeg viser med dette, forskjellen på hvordan kunstig intelligens kan endre måten vi skriver på, og hva som er ulempene og fordelene med dette.</text:p>
      <text:p text:style-name="P1">Jeg har delt disse tre oppgavene og henvendt dem til hvilken grad jeg skal bruke AI-en ChatGPT for å produsere koden. En oppgave hvor jeg skriver alt, en oppagve hvor jeg tar ChatGPT som et hjelpemiddel, og en siste hvor jeg forsøker å få ChatGPT til å skrive kode massen for meg.</text:p>
      <text:h text:style-name="P3" text:outline-level="3" text:is-list-header="true">Programmering uten ChatGPT – Kalkulator</text:h>
      <text:list text:style-name="L1">
        <text:list-item>
          <text:p text:style-name="P4"><text:span text:style-name="T2">Å </text:span><text:span text:style-name="T1">skrive kode selv er hva jeg og alle har blitt lært å gjøre, opp til nå. En simpel kalkulator krever ikke dyp kjenskap til programmering og/eller JavaScript. Resultatet av å lage dette på egen hand er at jeg sitter igjen med en kodeblokk som jeg kan forklare og feilsøke lett. I tillegg så har jeg lært ifra koden.</text:span></text:p>
        </text:list-item>
        <text:list-item>
          <text:p text:style-name="P7">Fordeler</text:p>
          <text:list>
            <text:list-item>
              <text:p text:style-name="P7">Kjennskap til koden</text:p>
            </text:list-item>
            <text:list-item>
              <text:p text:style-name="P7">Lærer av å feilsøke</text:p>
            </text:list-item>
            <text:list-item>
              <text:p text:style-name="P7">Lett feilsøkelig</text:p>
            </text:list-item>
          </text:list>
        </text:list-item>
        <text:list-item>
          <text:p text:style-name="P7">Ulemper (i forhold til bruk av KI)</text:p>
          <text:list>
            <text:list-item>
              <text:p text:style-name="P14">Langsom feilsøking </text:p>
            </text:list-item>
            <text:list-item>
              <text:p text:style-name="P14">Tid</text:p>
            </text:list-item>
          </text:list>
        </text:list-item>
      </text:list>
      <text:h text:style-name="P3" text:outline-level="3" text:is-list-header="true">Programmering med ChatGPT som verktøy – Handleliste</text:h>
      <text:list text:style-name="L2">
        <text:list-item>
          <text:p text:style-name="P8">Den nye «hip» metoden å ta ChatGPT til bruk som er å ta den i bruk som et verktøy. Dette er hva jeg gjorde for handleliste oppgaver, hvor jeg spurte ChatGPT om svar til spørsmål som hadde krevet leting på Google, eller om å generere småe kode «snippits» hvot jeg ikke helt kunne syntax-en.</text:p>
        </text:list-item>
        <text:list-item>
          <text:p text:style-name="P8">Fordeler</text:p>
          <text:list>
            <text:list-item>
              <text:p text:style-name="P8">God flyt uten krevende feilsøking med henvendt generert kode</text:p>
            </text:list-item>
            <text:list-item>
              <text:p text:style-name="P8">Lite feilsøking med KI</text:p>
            </text:list-item>
            <text:list-item>
              <text:p text:style-name="P8">ChatGPT forklarer deg koden om du er nødt til å feilsøke</text:p>
            </text:list-item>
          </text:list>
        </text:list-item>
        <text:list-item>
          <text:p text:style-name="P8">Ulemper</text:p>
          <text:list>
            <text:list-item>
              <text:p text:style-name="P5"><text:soft-page-break/><text:span text:style-name="T1">Langsom og vanskelig feilsøking i det koden ikke er din</text:span></text:p>
            </text:list-item>
            <text:list-item>
              <text:p text:style-name="P8">Mindre lærdom innen feilsøking</text:p>
            </text:list-item>
          </text:list>
        </text:list-item>
      </text:list>
      <text:h text:style-name="P3" text:outline-level="3" text:is-list-header="true">Programmering med ChatGPT – Minesweeper</text:h>
      <text:list text:style-name="L3">
        <text:list-item>
          <text:p text:style-name="P6"><text:span text:style-name="T2">O</text:span><text:span text:style-name="T1">m ikke et hjelpsomt verktøy, så er ChatGPT lett sett på som juksemiddel nesten særskilt for programmerere.. ChatGPT sin evne til å skrive kode er lett ta bruk av for å ta bruk for kode som ikke er din. Dette er hva jeg forsøkte med å lage «minesweeper» i Python. Og resultatene er meget overaskende.<text:line-break/>Jeg forsøkte først å generere kode mend en AI som het BlackBox AI, som er hyllet for dens evne til å skrive god kode uten noe innflytelse. BlackBox AI fikk ikke til å lage minesweeper, og ChatGPT tok usedvanelig mye justering for å få koden til fungere som ønsket.<text:line-break/>Til tider så er det både mer frustrerende og langsomt å generere hele skripter gjennom KI. Og resultatet er at jeg sitter igjen med en kode som tok lang til å feilsøke og som jeg ikke har en snoring på å forklare engang.</text:span></text:p>
        </text:list-item>
        <text:list-item>
          <text:p text:style-name="P9">Fordeler</text:p>
          <text:list>
            <text:list-item>
              <text:p text:style-name="P9">Krever få til ingen lidenskap for programmering</text:p>
            </text:list-item>
          </text:list>
        </text:list-item>
        <text:list-item>
          <text:p text:style-name="P9">Ulemper</text:p>
          <text:list>
            <text:list-item>
              <text:p text:style-name="P9">Langsomt å feilsøke</text:p>
            </text:list-item>
          </text:list>
        </text:list-item>
      </text:list>
      <text:p text:style-name="P10">Ingen lærdom</text:p>
      <text:list text:continue-numbering="true" text:style-name="L3">
        <text:list-item>
          <text:list>
            <text:list-item>
              <text:p text:style-name="P9">Ofte frustrerende</text:p>
            </text:list-item>
          </text:list>
        </text:list-item>
      </text:list>
      <text:p text:style-name="P10">Alt i alt så er det faktisk ikke særlig lurt å ta full bruk av KI til å generere kode for deg. I mitt tilfellet så funket ikke koden, og jeg ble nødt til å feilsøke en kode som jeg ikke kunne noe om. Å bruke ChatGPT som verktøy ville jeg sagt er den beste måten å bruke KI slik som ChatGPT for.</text:p>
      <text:p text:style-name="P10"/>
      <text:p text:style-name="P11">Chat logger med ChatGPT:</text:p>
      <text:p text:style-name="P11">Handleliste:</text:p>
      <text:list text:style-name="L4">
        <text:list-item>
          <text:p text:style-name="P12"><text:a xlink:type="simple" xlink:href="https://chat.openai.com/share/97a447ee-fe24-42ce-ae20-7429003de735" text:style-name="Internet_20_link" text:visited-style-name="Visited_20_Internet_20_Link">https://chat.openai.com/share/97a447ee-fe24-42ce-ae20-7429003de735</text:a></text:p>
        </text:list-item>
      </text:list>
      <text:p text:style-name="P11">Minesweeper:</text:p>
      <text:list text:style-name="L5">
        <text:list-item>
          <text:p text:style-name="P13"><text:a xlink:type="simple" xlink:href="https://chat.openai.com/share/36ec7c8c-847f-46f6-acc9-af4aa3e6ef2f" text:style-name="Internet_20_link" text:visited-style-name="Visited_20_Internet_20_Link">https://chat.openai.com/share/36ec7c8c-847f-46f6-acc9-af4aa3e6ef2f</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OpenSymbol" svg:font-family="OpenSymbol" style:font-charset="x-symbol"/>
    <style:font-face style:name="OpenSymbol1" svg:font-family="OpenSymbol" style:font-adornments="Regular"/>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10:44:24.176344482</meta:creation-date>
    <dc:date>2024-04-25T12:31:32.002347265</dc:date>
    <meta:editing-duration>PT1H12M20S</meta:editing-duration>
    <meta:editing-cycles>2</meta:editing-cycles>
    <meta:generator>LibreOffice/24.2.2.2$Linux_X86_64 LibreOffice_project/420$Build-2</meta:generator>
    <meta:document-statistic meta:table-count="0" meta:image-count="0" meta:object-count="0" meta:page-count="2" meta:paragraph-count="35" meta:word-count="550" meta:character-count="3078" meta:non-whitespace-character-count="2583"/>
  </office:meta>
</office:document-meta>
</file>